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6.8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cm" fo:min-width="0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88cm"/>
    </style:style>
    <style:style style:name="gr9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0cm"/>
    </style:style>
    <style:style style:name="P1" style:family="paragraph">
      <style:paragraph-properties fo:text-align="center"/>
      <style:text-properties fo:font-family="'Lucida Sans Unicode'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family="'Lucida Sans Unicode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margin-left="0cm" fo:margin-right="0cm" fo:text-align="center" fo:text-indent="0cm"/>
      <style:text-properties fo:font-family="'Lucida Sans Unicode'" style:font-family-generic="swiss" style:font-pitch="variable"/>
    </style:style>
    <style:style style:name="P5" style:family="paragraph">
      <style:paragraph-properties fo:margin-left="0cm" fo:margin-right="0cm" fo:text-align="center" fo:text-indent="0cm"/>
      <style:text-properties fo:font-family="'Lucida Sans Unicode'" style:font-family-generic="swiss" style:font-pitch="variable"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'Lucida Sans Unicode'" style:font-family-generic="swiss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line-height="100%" fo:text-align="center" fo:text-indent="0cm"/>
      <style:text-properties fo:font-family="'Lucida Sans Unicode'" style:font-family-generic="swiss" style:font-pitch="variable"/>
    </style:style>
    <style:style style:name="P11" style:family="paragraph">
      <style:paragraph-properties fo:margin-left="0cm" fo:margin-right="0cm" fo:text-indent="0cm"/>
      <style:text-properties fo:font-family="'Lucida Sans Unicode'" style:font-family-generic="swiss" style:font-pitch="variable" fo:font-size="12pt" style:font-size-asian="12pt" style:font-size-complex="12pt"/>
    </style:style>
    <style:style style:name="P12" style:family="paragraph">
      <style:paragraph-properties fo:margin-left="0cm" fo:margin-right="0cm" fo:text-indent="0cm"/>
      <style:text-properties fo:font-family="'Lucida Sans Unicode'" style:font-family-generic="swiss" style:font-pitch="variable" fo:font-size="11pt" style:font-size-asian="11pt" style:font-size-complex="11pt"/>
    </style:style>
    <style:style style:name="P13" style:family="paragraph">
      <style:text-properties fo:font-family="'Lucida Sans Unicode'" style:font-family-generic="swiss" style:font-pitch="variable" fo:font-size="11pt" style:font-size-asian="11pt" style:font-size-complex="11pt"/>
    </style:style>
    <style:style style:name="P14" style:family="paragraph">
      <style:paragraph-properties fo:margin-left="0cm" fo:margin-right="0cm" fo:text-indent="0cm"/>
      <style:text-properties fo:font-family="'Lucida Sans Unicode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family="'Lucida Sans Unicode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family="'Lucida Sans Unicode'" style:font-family-generic="swiss" style:font-pitch="variable" fo:font-size="12pt" style:font-size-asian="12pt" style:font-size-complex="12pt"/>
    </style:style>
    <style:style style:name="T3" style:family="text">
      <style:text-properties fo:font-family="'Lucida Sans Unicode'" style:font-family-generic="swiss" style:font-pitch="variabl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535cm" svg:height="11.421cm" svg:x="1.19cm" svg:y="5.5cm">
          <text:p text:style-name="P6"/>
        </draw:rect>
        <draw:rect draw:style-name="gr2" draw:text-style-name="P2" draw:layer="layout" svg:width="10.245cm" svg:height="4.153cm" svg:x="1.5cm" svg:y="10.8cm">
          <text:p text:style-name="P6"/>
        </draw:rect>
        <draw:rect draw:style-name="gr1" draw:text-style-name="P2" draw:layer="layout" svg:width="9.705cm" svg:height="2.792cm" svg:x="1.76cm" svg:y="11.88cm">
          <text:p text:style-name="P6"/>
        </draw:rect>
        <draw:g>
          <draw:custom-shape draw:style-name="gr3" draw:text-style-name="P2" draw:layer="layout" svg:width="4.5cm" svg:height="2.251cm" svg:x="6.76cm" svg:y="12.141cm">
            <text:p text:style-name="P6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4.287cm" svg:height="0.857cm" svg:x="6.88cm" svg:y="12.442cm">
            <draw:text-box>
              <text:p text:style-name="P3"><text:span text:style-name="T1">BuddyName.dat</text:span></text:p>
            </draw:text-box>
          </draw:frame>
          <draw:frame draw:style-name="gr5" draw:text-style-name="P5" draw:layer="layout" svg:width="2.496cm" svg:height="0.763cm" svg:x="7.76cm" svg:y="13.258cm">
            <draw:text-box>
              <text:p text:style-name="P4"><text:span text:style-name="T2">Misc Data</text:span></text:p>
            </draw:text-box>
          </draw:frame>
        </draw:g>
        <draw:rect draw:style-name="gr1" draw:text-style-name="P2" draw:layer="layout" svg:width="2.5cm" svg:height="0.82cm" svg:x="1.76cm" svg:y="11.064cm">
          <text:p text:style-name="P6"/>
        </draw:rect>
        <draw:frame draw:style-name="gr6" draw:text-style-name="P7" draw:layer="layout" svg:width="2.733cm" svg:height="0.763cm" svg:x="1.7cm" svg:y="11.1cm">
          <draw:text-box>
            <text:p text:style-name="P6"><text:span text:style-name="T2">User Name</text:span></text:p>
          </draw:text-box>
        </draw:frame>
        <draw:rect draw:style-name="gr1" draw:text-style-name="P8" draw:layer="layout" svg:width="1.5cm" svg:height="0.8cm" svg:x="1.5cm" svg:y="10cm">
          <text:p text:style-name="P6"/>
        </draw:rect>
        <draw:frame draw:style-name="gr6" draw:text-style-name="P7" draw:layer="layout" svg:width="1.442cm" svg:height="0.763cm" svg:x="1.493cm" svg:y="10cm">
          <draw:text-box>
            <text:p text:style-name="P9"><text:span text:style-name="T3">Data</text:span></text:p>
          </draw:text-box>
        </draw:frame>
        <draw:rect draw:style-name="gr2" draw:text-style-name="P2" draw:layer="layout" svg:width="12cm" svg:height="4.153cm" svg:x="14.5cm" svg:y="10.801cm">
          <text:p text:style-name="P6"/>
        </draw:rect>
        <draw:g>
          <draw:rect draw:style-name="gr1" draw:text-style-name="P8" draw:layer="layout" svg:width="1.924cm" svg:height="0.8cm" svg:x="14.5cm" svg:y="10cm">
            <text:p text:style-name="P6"/>
          </draw:rect>
          <draw:frame draw:style-name="gr6" draw:text-style-name="P7" draw:layer="layout" svg:width="2.119cm" svg:height="0.763cm" svg:x="14.493cm" svg:y="10.001cm">
            <draw:text-box>
              <text:p text:style-name="P9"><text:span text:style-name="T3">Buddies</text:span></text:p>
            </draw:text-box>
          </draw:frame>
        </draw:g>
        <draw:g>
          <draw:custom-shape draw:style-name="gr3" draw:text-style-name="P2" draw:layer="layout" svg:width="4.5cm" svg:height="2.251cm" svg:x="14.86cm" svg:y="12.142cm">
            <text:p text:style-name="P6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4.287cm" svg:height="0.857cm" svg:x="15.042cm" svg:y="12.443cm">
            <draw:text-box>
              <text:p text:style-name="P3"><text:span text:style-name="T1">BuddyName.jar</text:span></text:p>
            </draw:text-box>
          </draw:frame>
          <draw:frame draw:style-name="gr5" draw:text-style-name="P5" draw:layer="layout" svg:width="3.6cm" svg:height="0.763cm" svg:x="15.3cm" svg:y="13.259cm">
            <draw:text-box>
              <text:p text:style-name="P10"><text:span text:style-name="T2">The Buddy File</text:span></text:p>
            </draw:text-box>
          </draw:frame>
        </draw:g>
        <draw:g>
          <draw:custom-shape draw:style-name="gr3" draw:text-style-name="P2" draw:layer="layout" svg:width="4.5cm" svg:height="2.251cm" svg:x="9.529cm" svg:y="5.774cm">
            <text:p text:style-name="P6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4.46cm" svg:height="0.857cm" svg:x="9.569cm" svg:y="6.075cm">
            <draw:text-box>
              <text:p text:style-name="P3"><text:span text:style-name="T1">BuddyAppV3.jar</text:span></text:p>
            </draw:text-box>
          </draw:frame>
          <draw:frame draw:style-name="gr5" draw:text-style-name="P5" draw:layer="layout" svg:width="3.6cm" svg:height="0.763cm" svg:x="10.069cm" svg:y="6.891cm">
            <draw:text-box>
              <text:p text:style-name="P10"><text:span text:style-name="T2">Main Program</text:span></text:p>
            </draw:text-box>
          </draw:frame>
        </draw:g>
        <draw:g>
          <draw:rect draw:style-name="gr1" draw:text-style-name="P2" draw:layer="layout" svg:width="4.531cm" svg:height="2.251cm" svg:x="21.729cm" svg:y="12.142cm">
            <text:p text:style-name="P6"/>
          </draw:rect>
          <draw:rect draw:style-name="gr1" draw:text-style-name="P1" draw:layer="layout" svg:width="3cm" svg:height="0.64cm" svg:x="21.73cm" svg:y="11.5cm">
            <text:p text:style-name="P6"/>
          </draw:rect>
          <draw:frame draw:style-name="gr7" draw:text-style-name="P11" draw:layer="layout" svg:width="3.323cm" svg:height="0.86cm" svg:x="21.7cm" svg:y="11.469cm">
            <draw:text-box>
              <text:p text:style-name="P6"><text:span text:style-name="T2">BuddyName</text:span></text:p>
            </draw:text-box>
          </draw:frame>
          <draw:frame draw:style-name="gr8" draw:text-style-name="P5" draw:layer="layout" svg:width="5cm" svg:height="1.535cm" svg:x="21.7cm" svg:y="12.5cm">
            <draw:text-box>
              <text:p text:style-name="P5"><text:span text:style-name="T4">Everything in the</text:span></text:p>
              <text:p text:style-name="P5"><text:span text:style-name="T4">buddy file is also stored here</text:span></text:p>
            </draw:text-box>
          </draw:frame>
        </draw:g>
        <draw:line draw:style-name="gr9" draw:text-style-name="P1" draw:layer="layout" svg:x1="14cm" svg:y1="6.824cm" svg:x2="16.795cm" svg:y2="6.824cm">
          <text:p text:style-name="P6"/>
        </draw:line>
        <draw:line draw:style-name="gr9" draw:text-style-name="P1" draw:layer="layout" svg:x1="18.367cm" svg:y1="7.261cm" svg:x2="18.352cm" svg:y2="12.142cm">
          <text:p text:style-name="P6"/>
        </draw:line>
        <draw:line draw:style-name="gr1" draw:text-style-name="P1" draw:layer="layout" svg:x1="18cm" svg:y1="14.5cm" svg:x2="18cm" svg:y2="16cm">
          <text:p text:style-name="P6"/>
        </draw:line>
        <draw:line draw:style-name="gr1" draw:text-style-name="P1" draw:layer="layout" svg:x1="18cm" svg:y1="16cm" svg:x2="4.2cm" svg:y2="16cm">
          <text:p text:style-name="P6"/>
        </draw:line>
        <draw:line draw:style-name="gr9" draw:text-style-name="P1" draw:layer="layout" svg:x1="4.2cm" svg:y1="16cm" svg:x2="4.2cm" svg:y2="14.5cm">
          <text:p text:style-name="P6"/>
        </draw:line>
        <draw:line draw:style-name="gr9" draw:text-style-name="P1" draw:layer="layout" svg:x1="9cm" svg:y1="16cm" svg:x2="9cm" svg:y2="14.5cm">
          <text:p text:style-name="P6"/>
        </draw:line>
        <draw:frame draw:style-name="gr6" draw:text-style-name="P7" draw:layer="layout" svg:width="2.962cm" svg:height="0.763cm" svg:x="5cm" svg:y="8.737cm">
          <draw:text-box>
            <text:p text:style-name="P11">Is Viewed In</text:p>
          </draw:text-box>
        </draw:frame>
        <draw:frame draw:style-name="gr6" draw:text-style-name="P7" draw:layer="layout" svg:width="1.51cm" svg:height="0.763cm" svg:x="15.4cm" svg:y="8.637cm">
          <draw:text-box>
            <text:p text:style-name="P11">Runs</text:p>
          </draw:text-box>
        </draw:frame>
        <draw:frame draw:style-name="gr6" draw:text-style-name="P7" draw:layer="layout" svg:width="2.09cm" svg:height="0.763cm" svg:x="14.4cm" svg:y="6.192cm">
          <draw:text-box>
            <text:p text:style-name="P11">Imports</text:p>
          </draw:text-box>
        </draw:frame>
        <draw:frame draw:style-name="gr6" draw:text-style-name="P7" draw:layer="layout" svg:width="1.027cm" svg:height="0.763cm" svg:x="17.569cm" svg:y="9.169cm">
          <draw:text-box>
            <text:p text:style-name="P11">To</text:p>
          </draw:text-box>
        </draw:frame>
        <draw:frame draw:style-name="gr6" draw:text-style-name="P7" draw:layer="layout" svg:width="3.508cm" svg:height="0.763cm" svg:x="11.792cm" svg:y="15.4cm">
          <draw:text-box>
            <text:p text:style-name="P11">Stores Data To</text:p>
          </draw:text-box>
        </draw:frame>
        <draw:line draw:style-name="gr9" draw:text-style-name="P1" draw:layer="layout" svg:x1="19.36cm" svg:y1="13.3cm" svg:x2="21.7cm" svg:y2="13.3cm">
          <text:p text:style-name="P6"/>
        </draw:line>
        <draw:frame draw:style-name="gr6" draw:text-style-name="P13" draw:layer="layout" svg:width="2.039cm" svg:height="0.721cm" svg:x="19.431cm" svg:y="12.56cm">
          <draw:text-box>
            <text:p text:style-name="P12"><text:span text:style-name="T5">Can Use</text:span></text:p>
          </draw:text-box>
        </draw:frame>
        <draw:g>
          <draw:custom-shape draw:style-name="gr3" draw:text-style-name="P1" draw:layer="layout" svg:width="5.205cm" svg:height="2.185cm" svg:x="16.795cm" svg:y="5.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4" draw:text-style-name="P3" draw:layer="layout" svg:width="4.287cm" svg:height="0.857cm" svg:x="17.243cm" svg:y="6.144cm">
            <draw:text-box>
              <text:p text:style-name="P3"><text:span text:style-name="T1">BuddyName.jar</text:span></text:p>
            </draw:text-box>
          </draw:frame>
          <draw:frame draw:style-name="gr5" draw:text-style-name="P5" draw:layer="layout" svg:width="3.158cm" svg:height="0.763cm" svg:x="17.932cm" svg:y="6.86cm">
            <draw:text-box>
              <text:p text:style-name="P10"><text:span text:style-name="T2">A Buddy File</text:span></text:p>
            </draw:text-box>
          </draw:frame>
        </draw:g>
        <draw:line draw:style-name="gr9" draw:text-style-name="P1" draw:layer="layout" svg:x1="16.795cm" svg:y1="7.607cm" svg:x2="16.795cm" svg:y2="12.142cm">
          <text:p text:style-name="P6"/>
        </draw:line>
        <draw:line draw:style-name="gr1" draw:text-style-name="P1" draw:layer="layout" svg:x1="16.795cm" svg:y1="7.607cm" svg:x2="14cm" svg:y2="7.6cm">
          <text:p text:style-name="P6"/>
        </draw:line>
        <draw:line draw:style-name="gr9" draw:text-style-name="P1" draw:layer="layout" svg:x1="5cm" svg:y1="7cm" svg:x2="9.5cm" svg:y2="7cm">
          <text:p text:style-name="P6"/>
        </draw:line>
        <draw:line draw:style-name="gr1" draw:text-style-name="P1" draw:layer="layout" svg:x1="5cm" svg:y1="12.5cm" svg:x2="5cm" svg:y2="7cm">
          <text:p text:style-name="P6"/>
        </draw:line>
        <draw:g>
          <draw:custom-shape draw:style-name="gr3" draw:text-style-name="P2" draw:layer="layout" svg:width="4.5cm" svg:height="2.251cm" svg:x="2cm" svg:y="12.14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4" draw:layer="layout" svg:width="4.189cm" svg:height="0.857cm" svg:x="2.16cm" svg:y="12.441cm">
            <draw:text-box>
              <text:p text:style-name="P3"><text:span text:style-name="T1">BuddyName.txt</text:span></text:p>
            </draw:text-box>
          </draw:frame>
          <draw:frame draw:style-name="gr6" draw:text-style-name="P7" draw:layer="layout" svg:width="2.568cm" svg:height="0.763cm" svg:x="2.96cm" svg:y="13.257cm">
            <draw:text-box>
              <text:p text:style-name="P4"><text:span text:style-name="T2">Stats Data</text:span></text:p>
            </draw:text-box>
          </draw:frame>
        </draw:g>
        <draw:rect draw:style-name="gr1" draw:text-style-name="P1" draw:layer="layout" svg:width="2.589cm" svg:height="0.8cm" svg:x="1.19cm" svg:y="4.7cm">
          <text:p text:style-name="P6"/>
        </draw:rect>
        <draw:frame draw:style-name="gr6" draw:text-style-name="P7" draw:layer="layout" svg:width="2.589cm" svg:height="0.763cm" svg:x="1.19cm" svg:y="4.7cm">
          <draw:text-box>
            <text:p text:style-name="P11">BuddyAp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Mark Lauman</meta:initial-creator>
    <meta:creation-date>2008-04-04T00:13:22</meta:creation-date>
    <dc:creator>Mark Lauman</dc:creator>
    <dc:date>2008-04-04T01:07:35</dc:date>
    <meta:editing-cycles>3</meta:editing-cycles>
    <meta:editing-duration>PT10M39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